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ésentation TIP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illiam Jack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xte &amp; Exigences</text:p>
          </draw:text-box>
        </draw:frame>
        <draw:frame draw:style-name="gr2" draw:text-style-name="P1" draw:layer="layout" svg:width="25.2cm" svg:height="2.384cm" svg:x="1.4cm" svg:y="5.016cm">
          <draw:text-box>
            <text:p text:style-name="P1">Dans un projet de mise en place d'un mini data center portatif, on souhaite pouvoir intéragir avec l'ensemble à distance pour pouvoir controler le bon fonctionnement ou intervenir en cas de soucis.</text:p>
          </draw:text-box>
        </draw:frame>
        <draw:custom-shape draw:style-name="gr3" draw:text-style-name="P1" draw:layer="layout" svg:width="16.2cm" svg:height="7.2cm" svg:x="5.9cm" svg:y="9.8cm">
          <text:p text:style-name="P1"><text:span text:style-name="T1">Requirement Diagram</text:span></text:p>
          <text:p text:style-name="P1"/>
          <text:p text:style-name="P1">I – Le datacenter doit etre portable</text:p>
          <text:p text:style-name="P1"/>
          <text:p text:style-name="P1">II – Envoi de commandes avec </text:p>
          <text:p text:style-name="P1">temps d'attente de réponse court (10s maxi)</text:p>
          <text:p text:style-name="P1"/>
          <text:p text:style-name="P1">III – Permet la visualisation de l'état du système :</text:p>
          <text:p text:style-name="P1">composants allumés/éteints, température environnan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draw:style-name="gr2" draw:text-style-name="P2" draw:layer="layout" svg:width="25.34cm" svg:height="2.461cm" svg:x="1.26cm" svg:y="4cm">
          <draw:text-box>
            <text:p text:style-name="P2"><text:span text:style-name="T2">Comment communiquer à distance avec un data center portable ?</text:span></text:p>
          </draw:text-box>
        </draw:frame>
        <draw:frame presentation:style-name="pr1" draw:text-style-name="P1" draw:layer="layout" svg:width="25.199cm" svg:height="3.506cm" svg:x="1.26cm" svg:y="6cm" presentation:class="title" presentation:user-transformed="true">
          <draw:text-box>
            <text:p text:style-name="P1">Grands Axes</text:p>
          </draw:text-box>
        </draw:frame>
        <draw:frame draw:style-name="gr2" draw:text-style-name="P3" draw:layer="layout" svg:width="22.2cm" svg:height="10.205cm" svg:x="3cm" svg:y="9.4cm">
          <draw:text-box>
            <text:p text:style-name="P3">A – Le mode de communication</text:p>
            <text:p text:style-name="P3"><text:tab/>1) Le problème du serveur web</text:p>
            <text:p text:style-name="P3"><text:tab/>2) Les solutions envisagées</text:p>
            <text:p text:style-name="P3"><text:tab/>2) La solution Twitter</text:p>
            <text:p text:style-name="P3"/>
            <text:p text:style-name="P3">B – La communication côté site</text:p>
            <text:p text:style-name="P3"><text:tab/>1) l'IHM</text:p>
            <text:p text:style-name="P3"><text:tab/>2) la réception des messages</text:p>
            <text:p text:style-name="P3"><text:tab/>3) l'envoi des messages</text:p>
            <text:p text:style-name="P3"/>
            <text:p text:style-name="P3">C – La communication côté data center</text:p>
            <text:p text:style-name="P3"><text:tab/>1) la réception des messages</text:p>
            <text:p text:style-name="P3"><text:tab/>2) traitement des messages</text:p>
            <text:p text:style-name="P3"><text:tab/>3) l'intéraction avec les composa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A – Le mode de communication</text:p>
          </draw:text-box>
        </draw:frame>
        <draw:frame draw:style-name="gr4" draw:layer="layout" svg:width="16.813cm" svg:height="2.384cm" svg:x="5.787cm" svg:y="9.2cm">
          <draw:text-box>
            <text:p>Il faut trouver un moyen de communiquer avec la machine</text:p>
            <text:p/>
            <text:p>Diagramme d'utilisateur 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1) Le problème de serveur web</text:p>
          </draw:text-box>
        </draw:frame>
        <draw:frame draw:style-name="gr4" draw:layer="layout" svg:width="9.375cm" svg:height="0.962cm" svg:x="18cm" svg:y="19.638cm">
          <draw:text-box>
            <text:p>A – Le mode de commun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2) Les solutions envisagées</text:p>
          </draw:text-box>
        </draw:frame>
        <draw:frame draw:style-name="gr4" draw:layer="layout" svg:width="9.375cm" svg:height="0.962cm" svg:x="18.001cm" svg:y="19.638cm">
          <draw:text-box>
            <text:p>A – Le mode de commun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3) La solution Twitter</text:p>
          </draw:text-box>
        </draw:frame>
        <draw:frame draw:style-name="gr4" draw:layer="layout" svg:width="9.375cm" svg:height="0.962cm" svg:x="18.001cm" svg:y="19.638cm">
          <draw:text-box>
            <text:p>A – Le mode de commun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 – La communication côté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1) L'Interface Homme Machine</text:p>
          </draw:text-box>
        </draw:frame>
        <draw:frame draw:style-name="gr4" draw:layer="layout" svg:width="9.312cm" svg:height="0.962cm" svg:x="18.002cm" svg:y="19.638cm">
          <draw:text-box>
            <text:p>B – La communication côté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2) Le traitement des messages</text:p>
          </draw:text-box>
        </draw:frame>
        <draw:frame draw:style-name="gr4" draw:layer="layout" svg:width="9.312cm" svg:height="0.962cm" svg:x="18.002cm" svg:y="19.638cm">
          <draw:text-box>
            <text:p>B – La communication côté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3) L'envoi des messages</text:p>
          </draw:text-box>
        </draw:frame>
        <draw:frame draw:style-name="gr4" draw:layer="layout" svg:width="9.312cm" svg:height="0.962cm" svg:x="18.002cm" svg:y="19.638cm">
          <draw:text-box>
            <text:p>B – La communication côté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 - La communication côté data center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1) La réception des messages</text:p>
          </draw:text-box>
        </draw:frame>
        <draw:frame draw:style-name="gr4" draw:layer="layout" svg:width="11.496cm" svg:height="0.962cm" svg:x="15.904cm" svg:y="19.6cm">
          <draw:text-box>
            <text:p>B – La communication côté data ce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2) Le traitement des messages</text:p>
          </draw:text-box>
        </draw:frame>
        <draw:frame draw:style-name="gr4" draw:layer="layout" svg:width="11.496cm" svg:height="0.962cm" svg:x="15.904cm" svg:y="19.6cm">
          <draw:text-box>
            <text:p>B – La communication côté data ce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3) L'intéraction avec les composants </text:p>
          </draw:text-box>
        </draw:frame>
        <draw:frame draw:style-name="gr4" draw:layer="layout" svg:width="11.496cm" svg:height="0.962cm" svg:x="15.904cm" svg:y="19.6cm">
          <draw:text-box>
            <text:p>B – La communication côté data ce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9:14:14.002484923</meta:creation-date>
    <meta:generator>LibreOffice/4.2.8.2$Linux_X86_64 LibreOffice_project/420m0$Build-2</meta:generator>
    <dc:date>2016-06-06T22:32:51.987343937</dc:date>
    <meta:editing-duration>P0D</meta:editing-duration>
    <meta:editing-cycles>1</meta:editing-cycles>
    <meta:document-statistic meta:object-count="82"/>
  </office:meta>
</office:document-meta>
</file>